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number-columns-repeated="8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KDTREE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office:value-type="string">
            <text:p>94407.7</text:p>
          </table:table-cell>
          <table:table-cell office:value-type="string">
            <text:p>311840</text:p>
          </table:table-cell>
          <table:table-cell office:value-type="string">
            <text:p>463731</text:p>
          </table:table-cell>
          <table:table-cell office:value-type="string">
            <text:p>617541</text:p>
          </table:table-cell>
          <table:table-cell office:value-type="string">
            <text:p>828135</text:p>
          </table:table-cell>
          <table:table-cell office:value-type="string">
            <text:p>948710</text:p>
          </table:table-cell>
          <table:table-cell office:value-type="string">
            <text:p>1102320</text:p>
          </table:table-cell>
          <table:table-cell office:value-type="string">
            <text:p>1390060</text:p>
          </table:table-cell>
          <table:table-cell/>
        </table:table-row>
        <table:table-row table:style-name="ro1">
          <table:table-cell office:value-type="string">
            <text:p>oh</text:p>
          </table:table-cell>
          <table:table-cell office:value-type="string">
            <text:p>86918.7</text:p>
          </table:table-cell>
          <table:table-cell office:value-type="string">
            <text:p>61234.9</text:p>
          </table:table-cell>
          <table:table-cell office:value-type="string">
            <text:p>139741</text:p>
          </table:table-cell>
          <table:table-cell office:value-type="string">
            <text:p>284727</text:p>
          </table:table-cell>
          <table:table-cell office:value-type="string">
            <text:p>220788</text:p>
          </table:table-cell>
          <table:table-cell office:value-type="string">
            <text:p>210691</text:p>
          </table:table-cell>
          <table:table-cell office:value-type="string">
            <text:p>328690</text:p>
          </table:table-cell>
          <table:table-cell office:value-type="string">
            <text:p>311504</text:p>
          </table:table-cell>
          <table:table-cell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1" office:value-type="string">
            <text:p>BFBCT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office:value-type="string">
            <text:p>94076.8</text:p>
          </table:table-cell>
          <table:table-cell office:value-type="string">
            <text:p>300384</text:p>
          </table:table-cell>
          <table:table-cell office:value-type="string">
            <text:p>474785</text:p>
          </table:table-cell>
          <table:table-cell office:value-type="string">
            <text:p>672782</text:p>
          </table:table-cell>
          <table:table-cell office:value-type="string">
            <text:p>891249</text:p>
          </table:table-cell>
          <table:table-cell office:value-type="string">
            <text:p>961391</text:p>
          </table:table-cell>
          <table:table-cell office:value-type="string">
            <text:p>1.1151e+06</text:p>
          </table:table-cell>
          <table:table-cell office:value-type="string">
            <text:p>1.24757e+06</text:p>
          </table:table-cell>
          <table:table-cell/>
        </table:table-row>
        <table:table-row table:style-name="ro1">
          <table:table-cell office:value-type="string">
            <text:p>oh</text:p>
          </table:table-cell>
          <table:table-cell office:value-type="string">
            <text:p>46927.6</text:p>
          </table:table-cell>
          <table:table-cell office:value-type="string">
            <text:p>132599</text:p>
          </table:table-cell>
          <table:table-cell office:value-type="string">
            <text:p>208045</text:p>
          </table:table-cell>
          <table:table-cell office:value-type="string">
            <text:p>275351</text:p>
          </table:table-cell>
          <table:table-cell office:value-type="string">
            <text:p>262043</text:p>
          </table:table-cell>
          <table:table-cell office:value-type="string">
            <text:p>300662</text:p>
          </table:table-cell>
          <table:table-cell office:value-type="string">
            <text:p>307603</text:p>
          </table:table-cell>
          <table:table-cell office:value-type="string">
            <text:p>312725</text:p>
          </table:table-cell>
          <table:table-cell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1" office:value-type="string">
            <text:p>PROGREGA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table:style-name="ce2" office:value-type="string">
            <text:p>2849.79</text:p>
          </table:table-cell>
          <table:table-cell office:value-type="string">
            <text:p>249977</text:p>
          </table:table-cell>
          <table:table-cell office:value-type="string">
            <text:p>485430</text:p>
          </table:table-cell>
          <table:table-cell office:value-type="string">
            <text:p>653647</text:p>
          </table:table-cell>
          <table:table-cell office:value-type="string">
            <text:p>800300</text:p>
          </table:table-cell>
          <table:table-cell office:value-type="string">
            <text:p>1.04994e+06</text:p>
          </table:table-cell>
          <table:table-cell office:value-type="string">
            <text:p>1.18366e+06</text:p>
          </table:table-cell>
          <table:table-cell office:value-type="string">
            <text:p>1.33059e+06</text:p>
          </table:table-cell>
          <table:table-cell/>
        </table:table-row>
        <table:table-row table:style-name="ro1">
          <table:table-cell office:value-type="string">
            <text:p>oh</text:p>
          </table:table-cell>
          <table:table-cell office:value-type="string">
            <text:p>1175.8</text:p>
          </table:table-cell>
          <table:table-cell office:value-type="string">
            <text:p>122095</text:p>
          </table:table-cell>
          <table:table-cell office:value-type="string">
            <text:p>139987</text:p>
          </table:table-cell>
          <table:table-cell office:value-type="string">
            <text:p>118343</text:p>
          </table:table-cell>
          <table:table-cell office:value-type="string">
            <text:p>126971</text:p>
          </table:table-cell>
          <table:table-cell office:value-type="string">
            <text:p>145316</text:p>
          </table:table-cell>
          <table:table-cell office:value-type="string">
            <text:p>143295</text:p>
          </table:table-cell>
          <table:table-cell office:value-type="string">
            <text:p>126488</text:p>
          </table:table-cell>
          <table:table-cell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1" office:value-type="string">
            <text:p>AHMED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office:value-type="string">
            <text:p>89723.5</text:p>
          </table:table-cell>
          <table:table-cell office:value-type="string">
            <text:p>235536</text:p>
          </table:table-cell>
          <table:table-cell office:value-type="string">
            <text:p>408839</text:p>
          </table:table-cell>
          <table:table-cell office:value-type="string">
            <text:p>566087</text:p>
          </table:table-cell>
          <table:table-cell office:value-type="string">
            <text:p>835276</text:p>
          </table:table-cell>
          <table:table-cell office:value-type="string">
            <text:p>932651</text:p>
          </table:table-cell>
          <table:table-cell office:value-type="string">
            <text:p>1.12168e+06</text:p>
          </table:table-cell>
          <table:table-cell office:value-type="string">
            <text:p>1.56754e+06</text:p>
          </table:table-cell>
          <table:table-cell/>
        </table:table-row>
        <table:table-row table:style-name="ro1">
          <table:table-cell office:value-type="string">
            <text:p>oh</text:p>
          </table:table-cell>
          <table:table-cell office:value-type="string">
            <text:p>68979.1</text:p>
          </table:table-cell>
          <table:table-cell office:value-type="string">
            <text:p>128990</text:p>
          </table:table-cell>
          <table:table-cell office:value-type="string">
            <text:p>180134</text:p>
          </table:table-cell>
          <table:table-cell office:value-type="string">
            <text:p>217952</text:p>
          </table:table-cell>
          <table:table-cell office:value-type="string">
            <text:p>262609</text:p>
          </table:table-cell>
          <table:table-cell office:value-type="string">
            <text:p>354240</text:p>
          </table:table-cell>
          <table:table-cell office:value-type="string">
            <text:p>438718</text:p>
          </table:table-cell>
          <table:table-cell office:value-type="string">
            <text:p>610219</text:p>
          </table:table-cell>
          <table:table-cell table:style-name="ce4"/>
        </table:table-row>
      </table:table>
      <table:table table:name="Planilha2" table:style-name="ta1" table:print="false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9" table:default-cell-style-name="Default"/>
        <table:table-row table:style-name="ro1">
          <table:table-cell office:value-type="string">
            <text:p>KDTREE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1</text:p>
          </table:table-cell>
          <table:table-cell office:value-type="string">
            <text:p>94407.7</text:p>
          </table:table-cell>
          <table:table-cell office:value-type="string">
            <text:p>86918.7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2</text:p>
          </table:table-cell>
          <table:table-cell office:value-type="string">
            <text:p>311840</text:p>
          </table:table-cell>
          <table:table-cell office:value-type="string">
            <text:p>61234.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3</text:p>
          </table:table-cell>
          <table:table-cell office:value-type="string">
            <text:p>463731</text:p>
          </table:table-cell>
          <table:table-cell office:value-type="string">
            <text:p>139741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4</text:p>
          </table:table-cell>
          <table:table-cell office:value-type="string">
            <text:p>617541</text:p>
          </table:table-cell>
          <table:table-cell office:value-type="string">
            <text:p>284727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5</text:p>
          </table:table-cell>
          <table:table-cell office:value-type="string">
            <text:p>828135</text:p>
          </table:table-cell>
          <table:table-cell office:value-type="string">
            <text:p>220788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6</text:p>
          </table:table-cell>
          <table:table-cell office:value-type="string">
            <text:p>948710</text:p>
          </table:table-cell>
          <table:table-cell office:value-type="string">
            <text:p>210691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7</text:p>
          </table:table-cell>
          <table:table-cell office:value-type="string">
            <text:p>1102320</text:p>
          </table:table-cell>
          <table:table-cell office:value-type="string">
            <text:p>328690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8</text:p>
          </table:table-cell>
          <table:table-cell office:value-type="string">
            <text:p>1390060</text:p>
          </table:table-cell>
          <table:table-cell office:value-type="string">
            <text:p>311504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BFBCT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1</text:p>
          </table:table-cell>
          <table:table-cell office:value-type="string">
            <text:p>94076.8</text:p>
          </table:table-cell>
          <table:table-cell office:value-type="string">
            <text:p>46927.6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2</text:p>
          </table:table-cell>
          <table:table-cell office:value-type="string">
            <text:p>300384</text:p>
          </table:table-cell>
          <table:table-cell office:value-type="string">
            <text:p>13259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3</text:p>
          </table:table-cell>
          <table:table-cell office:value-type="string">
            <text:p>474785</text:p>
          </table:table-cell>
          <table:table-cell office:value-type="string">
            <text:p>208045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4</text:p>
          </table:table-cell>
          <table:table-cell office:value-type="string">
            <text:p>672782</text:p>
          </table:table-cell>
          <table:table-cell office:value-type="string">
            <text:p>275351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5</text:p>
          </table:table-cell>
          <table:table-cell office:value-type="string">
            <text:p>891249</text:p>
          </table:table-cell>
          <table:table-cell office:value-type="string">
            <text:p>262043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6</text:p>
          </table:table-cell>
          <table:table-cell office:value-type="string">
            <text:p>961391</text:p>
          </table:table-cell>
          <table:table-cell office:value-type="string">
            <text:p>300662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7</text:p>
          </table:table-cell>
          <table:table-cell office:value-type="string">
            <text:p>1.1151e+06</text:p>
          </table:table-cell>
          <table:table-cell office:value-type="string">
            <text:p>307603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8</text:p>
          </table:table-cell>
          <table:table-cell office:value-type="string">
            <text:p>1.24757e+06</text:p>
          </table:table-cell>
          <table:table-cell office:value-type="string">
            <text:p>3127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GREGA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table:style-name="ce2" office:value-type="string">
            <text:p>2849.79</text:p>
          </table:table-cell>
          <table:table-cell office:value-type="string">
            <text:p>1175.8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249977</text:p>
          </table:table-cell>
          <table:table-cell office:value-type="string">
            <text:p>122095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485430</text:p>
          </table:table-cell>
          <table:table-cell office:value-type="string">
            <text:p>139987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653647</text:p>
          </table:table-cell>
          <table:table-cell office:value-type="string">
            <text:p>118343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800300</text:p>
          </table:table-cell>
          <table:table-cell office:value-type="string">
            <text:p>126971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1.04994e+06</text:p>
          </table:table-cell>
          <table:table-cell office:value-type="string">
            <text:p>145316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1.18366e+06</text:p>
          </table:table-cell>
          <table:table-cell office:value-type="string">
            <text:p>143295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1.33059e+06</text:p>
          </table:table-cell>
          <table:table-cell office:value-type="string">
            <text:p>12648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HMED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89723.5</text:p>
          </table:table-cell>
          <table:table-cell office:value-type="string">
            <text:p>68979.1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235536</text:p>
          </table:table-cell>
          <table:table-cell office:value-type="string">
            <text:p>128990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408839</text:p>
          </table:table-cell>
          <table:table-cell office:value-type="string">
            <text:p>180134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566087</text:p>
          </table:table-cell>
          <table:table-cell office:value-type="string">
            <text:p>217952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835276</text:p>
          </table:table-cell>
          <table:table-cell office:value-type="string">
            <text:p>262609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932651</text:p>
          </table:table-cell>
          <table:table-cell office:value-type="string">
            <text:p>354240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1.12168e+06</text:p>
          </table:table-cell>
          <table:table-cell office:value-type="string">
            <text:p>438718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1,56754e+06</text:p>
          </table:table-cell>
          <table:table-cell office:value-type="string">
            <text:p>610219</text:p>
          </table:table-cell>
          <table:table-cell table:formula="of:=[.B39]+[.C39]" office:value-type="float" office:value="2177759">
            <text:p>2177759</text:p>
          </table:table-cell>
          <table:table-cell table:number-columns-repeated="8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17:5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uardo Bezerra</meta:initial-creator>
    <meta:creation-date>2009-12-15T14:09:41</meta:creation-date>
    <meta:generator>OpenOffice.org/3.1$Unix OpenOffice.org_project/310m19$Build-9420</meta:generator>
    <dc:date>2009-12-15T17:58:55</dc:date>
    <dc:creator>Eduardo Bezerra</dc:creator>
    <meta:editing-duration>PT03H46M24S</meta:editing-duration>
    <meta:editing-cycles>13</meta:editing-cycles>
    <meta:document-statistic meta:table-count="3" meta:cell-count="217" meta:object-count="0"/>
  </office:meta>
</office:document-meta>
</file>